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M</text:p>
      <text:p text:style-name="Standard">library ieee;</text:p>
      <text:p text:style-name="Standard">use ieee.std_logic_1164.all;</text:p>
      <text:p text:style-name="Standard">use ieee.std_logic_unsigned.all;</text:p>
      <text:p text:style-name="Standard">use ieee.std_logic_arith.all;</text:p>
      <text:p text:style-name="Standard">use ieee.numeric_std.all;</text:p>
      <text:p text:style-name="Standard"/>
      <text:p text:style-name="Standard">library unisim;</text:p>
      <text:p text:style-name="Standard">use unisim.vcomponents.all;</text:p>
      <text:p text:style-name="Standard"/>
      <text:p text:style-name="Standard">entity dcm is</text:p>
      <text:p text:style-name="Standard">port</text:p>
      <text:p text:style-name="Standard"><text:s/>(-- Clock in ports</text:p>
      <text:p text:style-name="Standard"><text:s text:c="2"/>CLK_IN <text:s text:c="10"/>: in <text:s text:c="4"/>std_logic;</text:p>
      <text:p text:style-name="Standard"><text:s text:c="2"/>-- Clock out ports</text:p>
      <text:p text:style-name="Standard"><text:s text:c="2"/>CLK_OUT <text:s text:c="9"/>: out <text:s text:c="3"/>std_logic;</text:p>
      <text:p text:style-name="Standard"><text:s text:c="2"/>-- Status and control signals</text:p>
      <text:p text:style-name="Standard"><text:s text:c="2"/>RESET <text:s text:c="12"/>: in <text:s text:c="4"/>std_logic</text:p>
      <text:p text:style-name="Standard"><text:s/>);</text:p>
      <text:p text:style-name="Standard">end dcm;</text:p>
      <text:p text:style-name="Standard"/>
      <text:p text:style-name="Standard">architecture xilinx of dcm is</text:p>
      <text:p text:style-name="Standard"><text:s text:c="2"/>attribute CORE_GENERATION_INFO : string;</text:p>
      <text:p text:style-name="Standard"><text:s text:c="2"/>attribute CORE_GENERATION_INFO of xilinx : </text:p>
      <text:p text:style-name="Standard"><text:s text:c="2"/>-- Input clock buffering / unused connectors</text:p>
      <text:p text:style-name="Standard"><text:s text:c="2"/>signal clkin1 <text:s text:c="11"/>: std_logic;</text:p>
      <text:p text:style-name="Standard"><text:s text:c="2"/>-- Output clock buffering</text:p>
      <text:p text:style-name="Standard"><text:s text:c="2"/>signal clk_out1_internal : std_logic;</text:p>
      <text:p text:style-name="Standard"><text:s text:c="2"/>signal clkfb <text:s text:c="12"/>: std_logic;</text:p>
      <text:p text:style-name="Standard"><text:s text:c="2"/>signal clk0 <text:s text:c="13"/>: std_logic;</text:p>
      <text:p text:style-name="Standard"><text:s text:c="2"/>signal clkfbout <text:s text:c="9"/>: std_logic;</text:p>
      <text:p text:style-name="Standard"><text:s text:c="2"/>signal locked_internal <text:s text:c="2"/>: std_logic;</text:p>
      <text:p text:style-name="Standard"><text:s text:c="2"/>signal status_internal <text:s text:c="2"/>: std_logic_vector(7 downto 0);</text:p>
      <text:p text:style-name="Standard">begin</text:p>
      <text:p text:style-name="Standard"/>
      <text:p text:style-name="Standard"><text:s text:c="2"/>-- Input buffering</text:p>
      <text:p text:style-name="Standard"><text:s text:c="2"/>--------------------------------------</text:p>
      <text:p text:style-name="Standard"><text:s text:c="2"/>clkin1_buf : IBUFG</text:p>
      <text:p text:style-name="Standard"><text:s text:c="2"/>port map</text:p>
      <text:p text:style-name="Standard"><text:s text:c="3"/>(O =&gt; clkin1,</text:p>
      <text:p text:style-name="Standard"><text:s text:c="4"/>I =&gt; CLK_IN);</text:p>
      <text:p text:style-name="Standard"/>
      <text:p text:style-name="Standard"><text:s text:c="2"/>-- Clocking primitive</text:p>
      <text:p text:style-name="Standard"><text:s text:c="2"/>--------------------------------------</text:p>
      <text:p text:style-name="Standard"><text:s text:c="2"/></text:p>
      <text:p text:style-name="Standard"><text:s text:c="2"/>-- Instantiation of the DCM primitive</text:p>
      <text:p text:style-name="Standard"><text:s text:c="2"/>-- <text:s text:c="3"/>* Unused inputs are tied off</text:p>
      <text:p text:style-name="Standard"><text:s text:c="2"/>-- <text:s text:c="3"/>* Unused outputs are labeled unused</text:p>
      <text:p text:style-name="Standard"><text:s text:c="2"/>dcm_sp_inst: DCM_SP</text:p>
      <text:p text:style-name="Standard"><text:s text:c="2"/>generic map</text:p>
      <text:p text:style-name="Standard"><text:s text:c="3"/>(CLKDV_DIVIDE <text:s text:c="9"/>=&gt; 2.000,</text:p>
      <text:p text:style-name="Standard"><text:s text:c="4"/>CLKFX_DIVIDE <text:s text:c="9"/>=&gt; 1,</text:p>
      <text:p text:style-name="Standard"><text:soft-page-break/><text:s text:c="4"/>CLKFX_MULTIPLY <text:s text:c="7"/>=&gt; 4,</text:p>
      <text:p text:style-name="Standard"><text:s text:c="4"/>CLKIN_DIVIDE_BY_2 <text:s text:c="4"/>=&gt; FALSE,</text:p>
      <text:p text:style-name="Standard"><text:s text:c="4"/>CLKIN_PERIOD <text:s text:c="9"/>=&gt; 10.0,</text:p>
      <text:p text:style-name="Standard"><text:s text:c="4"/>CLKOUT_PHASE_SHIFT <text:s text:c="3"/>=&gt; "NONE",</text:p>
      <text:p text:style-name="Standard"><text:s text:c="4"/>CLK_FEEDBACK <text:s text:c="9"/>=&gt; "1X",</text:p>
      <text:p text:style-name="Standard"><text:s text:c="4"/>DESKEW_ADJUST <text:s text:c="8"/>=&gt; "SYSTEM_SYNCHRONOUS",</text:p>
      <text:p text:style-name="Standard"><text:s text:c="4"/>PHASE_SHIFT <text:s text:c="10"/>=&gt; 0,</text:p>
      <text:p text:style-name="Standard"><text:s text:c="4"/>STARTUP_WAIT <text:s text:c="9"/>=&gt; FALSE)</text:p>
      <text:p text:style-name="Standard"><text:s text:c="2"/>port map</text:p>
      <text:p text:style-name="Standard"><text:s text:c="3"/>-- Input clock</text:p>
      <text:p text:style-name="Standard"><text:s text:c="3"/>(CLKIN <text:s text:c="16"/>=&gt; clkin1,</text:p>
      <text:p text:style-name="Standard"><text:s text:c="4"/>CLKFB <text:s text:c="16"/>=&gt; clkfb,</text:p>
      <text:p text:style-name="Standard"><text:s text:c="4"/>-- Output clocks</text:p>
      <text:p text:style-name="Standard"><text:s text:c="4"/>CLK0 <text:s text:c="17"/>=&gt; clk0,</text:p>
      <text:p text:style-name="Standard"><text:s text:c="4"/>CLK90 <text:s text:c="16"/>=&gt; open,</text:p>
      <text:p text:style-name="Standard"><text:s text:c="4"/>CLK180 <text:s text:c="15"/>=&gt; open,</text:p>
      <text:p text:style-name="Standard"><text:s text:c="4"/>CLK270 <text:s text:c="15"/>=&gt; open,</text:p>
      <text:p text:style-name="Standard"><text:s text:c="4"/>CLK2X <text:s text:c="16"/>=&gt; open,</text:p>
      <text:p text:style-name="Standard"><text:s text:c="4"/>CLK2X180 <text:s text:c="13"/>=&gt; open,</text:p>
      <text:p text:style-name="Standard"><text:s text:c="4"/>CLKFX <text:s text:c="16"/>=&gt; open,</text:p>
      <text:p text:style-name="Standard"><text:s text:c="4"/>CLKFX180 <text:s text:c="13"/>=&gt; open,</text:p>
      <text:p text:style-name="Standard"><text:s text:c="4"/>CLKDV <text:s text:c="16"/>=&gt; open,</text:p>
      <text:p text:style-name="Standard"><text:s text:c="3"/>-- Ports for dynamic phase shift</text:p>
      <text:p text:style-name="Standard"><text:s text:c="4"/>PSCLK <text:s text:c="16"/>=&gt; '0',</text:p>
      <text:p text:style-name="Standard"><text:s text:c="4"/>PSEN <text:s text:c="17"/>=&gt; '0',</text:p>
      <text:p text:style-name="Standard"><text:s text:c="4"/>PSINCDEC <text:s text:c="13"/>=&gt; '0',</text:p>
      <text:p text:style-name="Standard"><text:s text:c="4"/>PSDONE <text:s text:c="15"/>=&gt; open,</text:p>
      <text:p text:style-name="Standard"><text:s text:c="3"/>-- Other control and status signals</text:p>
      <text:p text:style-name="Standard"><text:s text:c="4"/>LOCKED <text:s text:c="15"/>=&gt; locked_internal,</text:p>
      <text:p text:style-name="Standard"><text:s text:c="4"/>STATUS <text:s text:c="15"/>=&gt; status_internal,</text:p>
      <text:p text:style-name="Standard"><text:s text:c="4"/>RST <text:s text:c="18"/>=&gt; RESET,</text:p>
      <text:p text:style-name="Standard"><text:s text:c="3"/>-- Unused pin, tie low</text:p>
      <text:p text:style-name="Standard"><text:s text:c="4"/>DSSEN <text:s text:c="16"/>=&gt; '0');</text:p>
      <text:p text:style-name="Standard"/>
      <text:p text:style-name="Standard"/>
      <text:p text:style-name="Standard"><text:s text:c="2"/>-- Output buffering</text:p>
      <text:p text:style-name="Standard"><text:s text:c="2"/>-------------------------------------</text:p>
      <text:p text:style-name="Standard"><text:s text:c="2"/>clkfb &lt;= clk_out1_internal;</text:p>
      <text:p text:style-name="Standard"/>
      <text:p text:style-name="Standard"/>
      <text:p text:style-name="Standard"><text:s text:c="2"/>clkout1_buf : BUFG</text:p>
      <text:p text:style-name="Standard"><text:s text:c="2"/>port map</text:p>
      <text:p text:style-name="Standard"><text:s text:c="3"/>(O <text:s text:c="2"/>=&gt; clk_out1_internal,</text:p>
      <text:p text:style-name="Standard"><text:s text:c="4"/>I <text:s text:c="2"/>=&gt; clk0);</text:p>
      <text:p text:style-name="Standard"/>
      <text:p text:style-name="Standard"/>
      <text:p text:style-name="Standard"><text:s text:c="2"/>CLK_OUT &lt;= clk_out1_internal;</text:p>
      <text:p text:style-name="Standard"/>
      <text:p text:style-name="Standard">end xilinx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7T09:11:49.97</meta:creation-date>
    <dc:date>2015-04-28T19:10:42.16</dc:date>
    <dc:creator>Pedro Barquin Ayuso</dc:creator>
    <meta:editing-duration>PT1M4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89" meta:word-count="281" meta:character-count="2583"/>
  </office:meta>
</office:document-meta>
</file>